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5be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Poll 0x2000 This is an ArtPoll packet, no other data is contained in this UDP packet.</text:p>
      <text:p text:style-name="P1">OpPollReply 0x2100 This is an ArtPollReply Packet. It contains device status information.</text:p>
      <text:p text:style-name="P1">OpDiagData 0x2300 Diagnostics and data logging packet. </text:p>
      <text:p text:style-name="P1">OpCommand 0x2400 Used to send text based parameter commands. </text:p>
      <text:p text:style-name="P1">OpOutput/OpDmx 0x5000 This is an ArtDmx data packet. It contains zero start code DMX512 information for a single Universe. </text:p>
      <text:p text:style-name="P1">OpNzs 0x5100 This is an ArtNzs data packet. It contains non-zero start code (except RDM) DMX512 information for a single Universe. </text:p>
      <text:p text:style-name="P1">OpSync 0x5200 This is an ArtSync data packet. It is used to force synchronous transfer of ArtDmx packets to a node’s output. </text:p>
      <text:p text:style-name="P1">OpAddress 0x6000 This is an ArtAddress packet. It contains remote programming information for a Node. </text:p>
      <text:p text:style-name="P1">OpInput 0x7000 This is an ArtInput packet. It contains enable – disable data for DMX inputs.</text:p>
      <text:p text:style-name="P1">OpTodRequest 0x8000 This is an ArtTodRequest packet. It is used to request a Table of Devices (ToD) for RDM discovery. </text:p>
      <text:p text:style-name="P1">OpTodData 0x8100 This is an ArtTodData packet. It is used to send a Table of Devices (ToD) for RDM discovery. </text:p>
      <text:p text:style-name="P1">OpTodControl 0x8200 This is an ArtTodControl packet. It is used to send RDM discovery control messages. </text:p>
      <text:p text:style-name="P1">OpRdm 0x8300 This is an ArtRdm packet. It is used to send all non discovery RDM messages.</text:p>
      <text:p text:style-name="P1">OpRdmSub 0x8400 This is an ArtRdmSub packet. It is used to send compressed, RDM Sub-Device data. </text:p>
      <text:p text:style-name="P1">OpVideoSetup 0xa010 This is an ArtVideoSetup packet. It contains video screen setup information for nodes that implement the extended video features</text:p>
      <text:p text:style-name="P1">OpVideoPalette 0xa020 This is an ArtVideoPalette packet. It contains colour palette setup information for nodes that implement the extended video features. </text:p>
      <text:p text:style-name="P1">OpVideoData 0xa040 This is an ArtVideoData packet. It contains display data for nodes that implement the extended video features. </text:p>
      <text:p text:style-name="P1">OpMacMaster 0xf000 This packet is deprecated. </text:p>
      <text:p text:style-name="P1">OpMacSlave 0xf100 This packet is deprecated. </text:p>
      <text:p text:style-name="P1">OpFirmwareMaster 0xf200 This is an ArtFirmwareMaster packet. It is used to upload new firmware or firmware extensions to the Node. </text:p>
      <text:p text:style-name="P1">OpFirmwareReply 0xf300 This is an ArtFirmwareReply packet. It is returned by the node to acknowledge receipt of an ArtFirmwareMaster packet or ArtFileTnMaster packet. </text:p>
      <text:p text:style-name="P1">OpFileTnMaster 0xf400 Uploads user file to node. </text:p>
      <text:p text:style-name="P1">OpFileFnMaster 0xf500 Downloads user file from node. </text:p>
      <text:p text:style-name="P1">OpFileFnReply 0xf600 Server to Node acknowledge for download packets. </text:p>
      <text:p text:style-name="P1">OpIpProg 0xf800 This is an ArtIpProg packet. It is used to reprogramme the IP address and Mask of the Node. </text:p>
      <text:p text:style-name="P1">OpIpProgReply 0xf900 This is an ArtIpProgReply packet. It is returned by the node to acknowledge receipt of an ArtIpProg packet. </text:p>
      <text:p text:style-name="P1">OpMedia 0x9000 This is an ArtMedia packet. It is Unicast by a Media Server and acted upon by a Controller. </text:p>
      <text:p text:style-name="P1">OpMediaPatch 0x9100 This is an ArtMediaPatch packet. It is Unicast by a Controller and acted upon by a Media Server. </text:p>
      <text:p text:style-name="P1">OpMediaControl 0x9200 This is an ArtMediaControl packet. It is Unicast by a Controller and acted upon by a Media Server. </text:p>
      <text:p text:style-name="P1">OpMediaContrlReply 0x9300 This is an ArtMediaControlReply packet. It is Unicast by a Media Server and acted upon by a Controller. </text:p>
      <text:p text:style-name="P1">OpTimeCode 0x9700 This is an ArtTimeCode packet. It is used to transport time code over the network. </text:p>
      <text:p text:style-name="P1">OpTimeSync 0x9800 Used to synchronise real time date and clock </text:p>
      <text:p text:style-name="P1"><text:soft-page-break/>OpTrigger 0x9900 Used to send trigger macros </text:p>
      <text:p text:style-name="P1">OpDirectory 0x9a00 Requests a node's file list </text:p>
      <text:p text:style-name="P1">OpDirectoryReply 0x9b00 Replies to OpDirectory with file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1:45:18.094178661</meta:creation-date>
    <dc:date>2020-03-21T11:54:34.510114549</dc:date>
    <meta:editing-duration>PT9M24S</meta:editing-duration>
    <meta:editing-cycles>1</meta:editing-cycles>
    <meta:document-statistic meta:table-count="0" meta:image-count="0" meta:object-count="0" meta:page-count="2" meta:paragraph-count="35" meta:word-count="533" meta:character-count="3408" meta:non-whitespace-character-count="2880"/>
    <meta:generator>LibreOffice/6.1.5.2$Linux_ARM_EABI LibreOffice_project/10$Build-2</meta:generator>
  </office:meta>
</office:document-meta>
</file>